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text-align="center" style:justify-single-word="false"/>
      <style:text-properties fo:language="pt" fo:country="PT" fo:font-weight="bold" style:font-weight-asian="bold" style:font-weight-complex="bold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Header">
      <style:paragraph-properties fo:margin-left="-0.203cm" fo:margin-right="0cm" fo:text-align="start" style:justify-single-word="false" fo:text-indent="0cm" style:auto-text-indent="false">
        <style:tab-stops>
          <style:tab-stop style:position="7.823cm" style:type="center"/>
          <style:tab-stop style:position="15.443cm" style:type="right"/>
        </style:tab-stops>
      </style:paragraph-properties>
      <style:text-properties fo:font-weight="normal" style:font-weight-asian="normal"/>
    </style:style>
    <style:style style:name="P6" style:family="paragraph" style:parent-style-name="Header">
      <style:text-properties fo:font-weight="normal" style:font-weight-asian="normal"/>
    </style:style>
    <style:style style:name="P7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8" style:family="paragraph" style:parent-style-name="Normal">
      <style:paragraph-properties fo:margin-top="0.212cm" fo:margin-bottom="0.212cm" style:contextual-spacing="false"/>
    </style:style>
    <style:style style:name="P9" style:family="paragraph" style:parent-style-name="infoblue">
      <style:paragraph-properties fo:text-align="justify" style:justify-single-word="false"/>
      <style:text-properties style:use-window-font-color="true" loext:opacity="0%" style:font-name="Arial" fo:language="pt" fo:country="PT" fo:font-style="normal" style:font-style-asian="normal" style:font-name-complex="Arial" style:font-style-complex="normal"/>
    </style:style>
    <style:style style:name="P10" style:family="paragraph" style:parent-style-name="infoblue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use-window-font-color="true" loext:opacity="0%" style:font-name="Arial" fo:language="pt" fo:country="PT" fo:font-style="normal" style:font-style-asian="normal" style:font-name-complex="Arial" style:font-style-complex="normal"/>
    </style:style>
    <style:style style:name="P11" style:family="paragraph" style:parent-style-name="Normal">
      <style:paragraph-properties fo:margin-top="0.176cm" fo:margin-bottom="0.176cm" style:contextual-spacing="false"/>
      <style:text-properties fo:color="#000000" loext:opacity="100%" fo:font-size="11pt" style:font-name-asian="Arial" style:font-size-asian="11pt" style:font-size-complex="11pt"/>
    </style:style>
    <style:style style:name="P12" style:family="paragraph" style:parent-style-name="Normal">
      <style:paragraph-properties fo:margin-top="0.176cm" fo:margin-bottom="0.176cm" style:contextual-spacing="false"/>
    </style:style>
    <style:style style:name="P13" style:family="paragraph" style:parent-style-name="Normal">
      <style:paragraph-properties fo:margin-left="1.249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2.498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color="#0070c0" loext:opacity="100%" style:font-name="Courier" fo:font-size="9pt" style:font-name-asian="Courier" style:font-size-asian="9pt" style:font-name-complex="Courier" style:font-size-complex="9pt"/>
    </style:style>
    <style:style style:name="P16" style:family="paragraph" style:parent-style-name="infoblue">
      <style:paragraph-properties fo:text-align="justify" style:justify-single-word="false"/>
    </style:style>
    <style:style style:name="P17" style:family="paragraph" style:parent-style-name="Normal">
      <style:paragraph-properties fo:margin-left="0cm" fo:margin-right="0cm" fo:text-indent="1.249cm" style:auto-text-indent="false"/>
    </style:style>
    <style:style style:name="P18" style:family="paragraph" style:parent-style-name="Normal">
      <style:paragraph-properties fo:margin-top="0.847cm" fo:margin-bottom="0.635cm" style:contextual-spacing="false" fo:keep-with-next="always"/>
    </style:style>
    <style:style style:name="P19" style:family="paragraph" style:parent-style-name="Heading_20_1" style:list-style-name="">
      <style:text-properties fo:language="pt" fo:country="PT"/>
    </style:style>
    <style:style style:name="P20" style:family="paragraph" style:parent-style-name="List_20_Paragraph" style:list-style-name="L1">
      <style:paragraph-properties fo:margin-top="0.176cm" fo:margin-bottom="0.176cm" style:contextual-spacing="false"/>
      <style:text-properties fo:color="#000000" loext:opacity="100%" style:font-name-asian="Arial"/>
    </style:style>
    <style:style style:name="P21" style:family="paragraph" style:parent-style-name="Normal" style:list-style-name="">
      <style:text-properties fo:language="pt" fo:country="PT"/>
    </style:style>
    <style:style style:name="P22" style:family="paragraph" style:parent-style-name="Normal" style:master-page-name="MP0">
      <style:paragraph-properties fo:margin-top="0.212cm" fo:margin-bottom="0.212cm" style:contextual-spacing="false" style:page-number="auto" fo:break-before="page"/>
    </style:style>
    <style:style style:name="P23" style:family="paragraph" style:parent-style-name="infoblue" style:list-style-name="L1">
      <style:paragraph-properties fo:text-align="justify" style:justify-single-word="false"/>
      <style:text-properties style:use-window-font-color="true" loext:opacity="0%" style:font-name="Arial" fo:font-style="normal" style:font-style-asian="normal" style:font-name-complex="Arial" style:font-style-complex="normal"/>
    </style:style>
    <style:style style:name="P24" style:family="paragraph" style:parent-style-name="infoblue" style:list-style-name="L1">
      <style:text-properties style:use-window-font-color="true" loext:opacity="0%" style:font-name="Arial" fo:font-style="normal" style:font-style-asian="normal" style:font-name-complex="Arial" style:font-style-complex="normal"/>
    </style:style>
    <style:style style:name="P25" style:family="paragraph" style:parent-style-name="infoblue" style:list-style-name="L2">
      <style:paragraph-properties fo:text-align="justify" style:justify-single-word="false"/>
      <style:text-properties style:use-window-font-color="true" loext:opacity="0%" style:font-name="Arial" fo:language="pt" fo:country="PT" fo:font-style="normal" style:font-style-asian="normal" style:font-name-complex="Arial" style:font-style-complex="normal"/>
    </style:style>
    <style:style style:name="P26" style:family="paragraph" style:parent-style-name="infoblue" style:list-style-name="L3">
      <style:paragraph-properties fo:text-align="justify" style:justify-single-word="false"/>
      <style:text-properties style:use-window-font-color="true" loext:opacity="0%" style:font-name="Arial" fo:language="pt" fo:country="PT" fo:font-style="normal" style:font-style-asian="normal" style:font-name-complex="Arial" style:font-style-complex="normal"/>
    </style:style>
    <style:style style:name="P27" style:family="paragraph" style:parent-style-name="infoblue" style:list-style-name="L5">
      <style:paragraph-properties fo:text-align="justify" style:justify-single-word="false"/>
      <style:text-properties style:use-window-font-color="true" loext:opacity="0%" style:font-name="Arial" fo:language="pt" fo:country="PT" fo:font-style="normal" style:font-style-asian="normal" style:font-name-complex="Arial" style:font-style-complex="normal"/>
    </style:style>
    <style:style style:name="P28" style:family="paragraph" style:parent-style-name="infoblue" style:list-style-name="L1">
      <style:text-properties fo:color="#000000" loext:opacity="100%" style:font-name="Arial" fo:font-style="normal" style:font-name-asian="Arial" style:font-style-asian="normal" style:font-name-complex="Arial" style:font-style-complex="normal"/>
    </style:style>
    <style:style style:name="P29" style:family="paragraph" style:parent-style-name="infoblue" style:list-style-name="L4">
      <style:paragraph-properties fo:text-align="justify" style:justify-single-word="false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style:font-weight-asian="bold" style:font-weight-complex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size="18pt" fo:language="pt" fo:country="PT" fo:font-weight="bold" style:font-size-asian="18pt" style:font-weight-asian="bold"/>
    </style:style>
    <style:style style:name="T5" style:family="text">
      <style:text-properties fo:color="#000000" loext:opacity="100%" style:font-name-asian="Arial"/>
    </style:style>
    <style:style style:name="T6" style:family="text">
      <style:text-properties fo:color="#000000" loext:opacity="100%" fo:font-size="11pt" style:font-name-asian="Arial" style:font-size-asian="11pt" style:font-size-complex="11pt"/>
    </style:style>
    <style:style style:name="T7" style:family="text">
      <style:text-properties fo:color="#000000" loext:opacity="100%" style:font-name="Arial" fo:font-size="11pt" fo:font-style="normal" style:font-name-asian="Arial" style:font-size-asian="11pt" style:font-style-asian="normal" style:font-name-complex="Arial" style:font-size-complex="11pt" style:font-style-complex="normal"/>
    </style:style>
    <style:style style:name="T8" style:family="text"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T9" style:family="text">
      <style:text-properties fo:color="#0070c0" loext:opacity="100%" style:font-name="Courier" fo:font-size="9pt" style:font-name-asian="Courier" style:font-size-asian="9pt" style:font-name-complex="Courier" style:font-size-complex="9pt"/>
    </style:style>
    <style:style style:name="T10" style:family="text">
      <style:text-properties style:use-window-font-color="true" loext:opacity="0%" style:font-name="Arial" fo:language="pt" fo:country="PT" fo:font-style="normal" style:font-style-asian="normal" style:font-name-complex="Arial" style:font-style-complex="normal"/>
    </style:style>
    <style:style style:name="T11" style:family="text">
      <style:text-properties style:use-window-font-color="true" loext:opacity="0%" style:font-name="Arial" fo:font-style="normal" style:font-style-asian="normal" style:font-name-complex="Arial" style:font-style-complex="normal"/>
    </style:style>
    <style:style style:name="T12" style:family="text">
      <style:text-properties style:font-name-asian="Ari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"><text:span text:style-name="Default_20_Paragraph_20_Font"><text:span text:style-name="T4">Guia de Implementação</text:span></text:span></text:p>
      <text:p text:style-name="P8"/>
      <text:p text:style-name="P3"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OC_20_1"><text:a xlink:type="simple" xlink:href="#_Toc485801465" office:target-frame-name="_top" xlink:show="replace" text:style-name="Internet_20_link" text:visited-style-name="Visited_20_Internet_20_Link"><text:span text:style-name="Hyperlink">1. Introdução</text:span></text:a><text:a xlink:type="simple" xlink:href="#_Toc485801465" office:target-frame-name="_top" xlink:show="replace" text:style-name="Internet_20_link" text:visited-style-name="Visited_20_Internet_20_Link"><text:tab/>2</text:a></text:p>
          <text:p text:style-name="TOC_20_2"><text:a xlink:type="simple" xlink:href="#_Toc485801466" office:target-frame-name="_top" xlink:show="replace" text:style-name="Internet_20_link" text:visited-style-name="Visited_20_Internet_20_Link"><text:span text:style-name="Hyperlink">1.1. Referências</text:span></text:a><text:a xlink:type="simple" xlink:href="#_Toc485801466" office:target-frame-name="_top" xlink:show="replace" text:style-name="Internet_20_link" text:visited-style-name="Visited_20_Internet_20_Link"><text:tab/>2</text:a></text:p>
          <text:p text:style-name="TOC_20_1"><text:a xlink:type="simple" xlink:href="#_Toc485801467" office:target-frame-name="_top" xlink:show="replace" text:style-name="Internet_20_link" text:visited-style-name="Visited_20_Internet_20_Link"><text:span text:style-name="Hyperlink">2. Organização e Estilo do Código</text:span></text:a><text:a xlink:type="simple" xlink:href="#_Toc485801467" office:target-frame-name="_top" xlink:show="replace" text:style-name="Internet_20_link" text:visited-style-name="Visited_20_Internet_20_Link"><text:tab/>2</text:a></text:p>
          <text:p text:style-name="TOC_20_1"><text:a xlink:type="simple" xlink:href="#_Toc485801468" office:target-frame-name="_top" xlink:show="replace" text:style-name="Internet_20_link" text:visited-style-name="Visited_20_Internet_20_Link"><text:span text:style-name="Hyperlink">3. Comentários</text:span></text:a><text:a xlink:type="simple" xlink:href="#_Toc485801468" office:target-frame-name="_top" xlink:show="replace" text:style-name="Internet_20_link" text:visited-style-name="Visited_20_Internet_20_Link"><text:tab/>2</text:a></text:p>
          <text:p text:style-name="TOC_20_1"><text:a xlink:type="simple" xlink:href="#_Toc485801469" office:target-frame-name="_top" xlink:show="replace" text:style-name="Internet_20_link" text:visited-style-name="Visited_20_Internet_20_Link"><text:span text:style-name="Hyperlink">4. Nomeação</text:span></text:a><text:a xlink:type="simple" xlink:href="#_Toc485801469" office:target-frame-name="_top" xlink:show="replace" text:style-name="Internet_20_link" text:visited-style-name="Visited_20_Internet_20_Link"><text:tab/>2</text:a></text:p>
          <text:p text:style-name="TOC_20_1"><text:a xlink:type="simple" xlink:href="#_Toc485801470" office:target-frame-name="_top" xlink:show="replace" text:style-name="Internet_20_link" text:visited-style-name="Visited_20_Internet_20_Link"><text:span text:style-name="Hyperlink"><text:span text:style-name="T1">5. Declaração</text:span></text:span></text:a><text:a xlink:type="simple" xlink:href="#_Toc485801470" office:target-frame-name="_top" xlink:show="replace" text:style-name="Internet_20_link" text:visited-style-name="Visited_20_Internet_20_Link"><text:tab/>3</text:a></text:p>
          <text:p text:style-name="TOC_20_1"><text:a xlink:type="simple" xlink:href="#_Toc485801471" office:target-frame-name="_top" xlink:show="replace" text:style-name="Internet_20_link" text:visited-style-name="Visited_20_Internet_20_Link"><text:span text:style-name="Hyperlink"><text:span text:style-name="T1">6. Reutilização</text:span></text:span></text:a><text:a xlink:type="simple" xlink:href="#_Toc485801471" office:target-frame-name="_top" xlink:show="replace" text:style-name="Internet_20_link" text:visited-style-name="Visited_20_Internet_20_Link"><text:tab/>3</text:a></text:p>
          <text:p text:style-name="TOC_20_1"><text:a xlink:type="simple" xlink:href="#_Toc485801472" office:target-frame-name="_top" xlink:show="replace" text:style-name="Internet_20_link" text:visited-style-name="Visited_20_Internet_20_Link"><text:span text:style-name="Hyperlink"><text:span text:style-name="T1">7. Tratamento de Erros e de Exceções</text:span></text:span></text:a><text:a xlink:type="simple" xlink:href="#_Toc485801472" office:target-frame-name="_top" xlink:show="replace" text:style-name="Internet_20_link" text:visited-style-name="Visited_20_Internet_20_Link"><text:tab/>3</text:a></text:p>
          <text:p text:style-name="TOC_20_1"><text:a xlink:type="simple" xlink:href="#_Toc485801473" office:target-frame-name="_top" xlink:show="replace" text:style-name="Internet_20_link" text:visited-style-name="Visited_20_Internet_20_Link"><text:span text:style-name="Hyperlink"><text:span text:style-name="T1">8. teste unitário</text:span></text:span></text:a><text:a xlink:type="simple" xlink:href="#_Toc485801473" office:target-frame-name="_top" xlink:show="replace" text:style-name="Internet_20_link" text:visited-style-name="Visited_20_Internet_20_Link"><text:tab/>3</text:a></text:p>
          <text:p text:style-name="TOC_20_1"><text:a xlink:type="simple" xlink:href="#_Toc485801474" office:target-frame-name="_top" xlink:show="replace" text:style-name="Internet_20_link" text:visited-style-name="Visited_20_Internet_20_Link"><text:span text:style-name="Hyperlink"><text:span text:style-name="T1">9. Diretrizes Gerais</text:span></text:span></text:a><text:a xlink:type="simple" xlink:href="#_Toc485801474" office:target-frame-name="_top" xlink:show="replace" text:style-name="Internet_20_link" text:visited-style-name="Visited_20_Internet_20_Link"><text:tab/>4</text:a></text:p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  <text:p text:style-name="Normal"/>
        </text:index-body>
      </text:table-of-content>
      <text:p text:style-name="Normal"/>
      <text:h text:style-name="Heading_20_1" text:outline-level="1"><text:bookmark-start text:name="_Toc485801465"/><text:bookmark-start text:name="_Toc105989053"/><text:bookmark-start text:name="_Toc104341857"/><text:soft-page-break/>Introdução<text:bookmark-end text:name="_Toc485801465"/><text:bookmark-end text:name="_Toc105989053"/><text:bookmark-end text:name="_Toc104341857"/></text:h>
      <text:p text:style-name="Normal"><text:span text:style-name="Default_20_Paragraph_20_Font"><text:span text:style-name="T5">Este documento fornece uma visão geral do processo de implantação do sistema MaisDividendos. Inclui os passos necessários para realizar a implantação, além dos requisitos de hardware, software, infraestrutura e as responsabilidades dos envolvidos. O guia tem como objetivo assegurar uma implantação bem-sucedida e fornecer suporte para os usuários do sistema.</text:span></text:span></text:p>
      <text:h text:style-name="Heading_20_2" text:outline-level="2"><text:bookmark-start text:name="_Toc485801466"/><text:bookmark-start text:name="_Toc105989057"/><text:bookmark-start text:name="_Toc104341861"/>Referências<text:bookmark-end text:name="_Toc485801466"/><text:bookmark-end text:name="_Toc105989057"/><text:bookmark-end text:name="_Toc104341861"/></text:h>
      <text:p text:style-name="Normal"><text:span text:style-name="Default_20_Paragraph_20_Font"><text:span text:style-name="T5">Documentação de caso de uso, Especificação de requisitos funcionais, documentação técnica do sistema e manual do usuário.</text:span></text:span></text:p>
      <text:h text:style-name="Heading_20_1" text:outline-level="1"><text:bookmark-start text:name="_Toc485801467"/><text:bookmark-start text:name="_Toc105989059"/>Organização e Estilo do Código<text:bookmark-end text:name="_Toc485801467"/><text:bookmark-end text:name="_Toc105989059"/></text:h>
      <text:list xml:id="list1507268852" text:style-name="L1">
        <text:list-item>
          <text:p text:style-name="P23">Arquivos maiores do que 2000 linhas são complicados e devem ser evitados</text:p>
        </text:list-item>
        <text:list-item>
          <text:p text:style-name="P24">Um arquivo consiste em seções que devem ser separadas por linhas em branco e um comentário opcional, identificando cada seção.</text:p>
        </text:list-item>
        <text:list-item>
          <text:p text:style-name="P28">Tamanho de classe: não mais que 1000 linhas</text:p>
        </text:list-item>
        <text:list-item>
          <text:p text:style-name="P20">Tamanho de método: não mais que 20 linhas</text:p>
        </text:list-item>
      </text:list>
      <text:h text:style-name="Heading_20_1" text:outline-level="1"><text:bookmark-start text:name="_Toc485801468"/><text:bookmark-start text:name="_Toc105989060"/>Comentários<text:bookmark-end text:name="_Toc485801468"/><text:bookmark-end text:name="_Toc105989060"/></text:h>
      <text:p text:style-name="P12"><text:span text:style-name="Default_20_Paragraph_20_Font"><text:span text:style-name="T6">Java Doc de Classes</text:span></text:span></text:p>
      <text:p text:style-name="P13"><text:span text:style-name="Default_20_Paragraph_20_Font"><text:span text:style-name="T9">/**</text:span></text:span></text:p>
      <text:p text:style-name="P13"><text:span text:style-name="Default_20_Paragraph_20_Font"><text:span text:style-name="T9"><text:s/>* &lt;Descrição da funcionalidade da Classe&gt;</text:span></text:span></text:p>
      <text:p text:style-name="P13"><text:span text:style-name="Default_20_Paragraph_20_Font"><text:span text:style-name="T9"><text:s/>* @author: &lt;Fulano da Silva&gt;</text:span></text:span></text:p>
      <text:p text:style-name="P13"><text:span text:style-name="Default_20_Paragraph_20_Font"><text:span text:style-name="T9"><text:s/>*/</text:span></text:span></text:p>
      <text:p text:style-name="P12"><text:span text:style-name="Default_20_Paragraph_20_Font"><text:span text:style-name="T6">Java Doc de Métodos</text:span></text:span></text:p>
      <text:p text:style-name="P13"><text:span text:style-name="Default_20_Paragraph_20_Font"><text:span text:style-name="T9">/**</text:span></text:span></text:p>
      <text:p text:style-name="P13"><text:span text:style-name="Default_20_Paragraph_20_Font"><text:span text:style-name="T9"><text:s/>* &lt;Descrição completa das funcionalidades do método&gt;</text:span></text:span></text:p>
      <text:p text:style-name="P13"><text:span text:style-name="Default_20_Paragraph_20_Font"><text:span text:style-name="T9"><text:s/>* @return &lt;tipo do retorno do método: String, int, etc&gt;</text:span></text:span></text:p>
      <text:p text:style-name="P13"><text:span text:style-name="Default_20_Paragraph_20_Font"><text:span text:style-name="T9"><text:s/>* @param &lt;parâmetro1&gt; &lt;Descrição do parâmetro&gt;</text:span></text:span></text:p>
      <text:p text:style-name="P13"><text:span text:style-name="Default_20_Paragraph_20_Font"><text:span text:style-name="T9"><text:s/>* @param &lt;parâmetro2&gt; &lt;Descrição do parâmetro&gt;</text:span></text:span></text:p>
      <text:p text:style-name="P13"><text:span text:style-name="Default_20_Paragraph_20_Font"><text:span text:style-name="T9"><text:s/>* @exception &lt;exceção retornada&gt;</text:span></text:span></text:p>
      <text:p text:style-name="P11">React/Javascript </text:p>
      <text:p text:style-name="P13"><text:span text:style-name="Default_20_Paragraph_20_Font"><text:span text:style-name="T9">//cometário</text:span></text:span></text:p>
      <text:p text:style-name="P15"><text:bookmark-start text:name="_Toc485801469"/><text:bookmark-start text:name="_Toc105989061"/></text:p>
      <text:h text:style-name="Heading_20_1" text:outline-level="1">Nomeação<text:bookmark-end text:name="_Toc485801469"/><text:bookmark-end text:name="_Toc105989061"/></text:h>
      <text:p text:style-name="P9">Arquivo Java (Pacote model):</text:p>
      <text:list xml:id="list230719894" text:style-name="L2">
        <text:list-item>
          <text:p text:style-name="P25">NomeDaClasse.java</text:p>
        </text:list-item>
      </text:list>
      <text:p text:style-name="P9">Arquivo Java (Pacote controller):</text:p>
      <text:list xml:id="list81554845588653" text:continue-numbering="true" text:style-name="L2">
        <text:list-item>
          <text:p text:style-name="P25">NomeDaClasseBean.java</text:p>
        </text:list-item>
      </text:list>
      <text:p text:style-name="P9">Arquivo Java (Pacote service):</text:p>
      <text:list xml:id="list81555173372777" text:continue-numbering="true" text:style-name="L2">
        <text:list-item>
          <text:p text:style-name="P25">NomeDaClasseService.java</text:p>
        </text:list-item>
      </text:list>
      <text:p text:style-name="P16"><text:soft-page-break/><text:span text:style-name="Default_20_Paragraph_20_Font"><text:span text:style-name="T10">Arquivos Java (Pacote Util)</text:span></text:span><text:span text:style-name="Default_20_Paragraph_20_Font"><text:span text:style-name="T11">:</text:span></text:span></text:p>
      <text:list xml:id="list3030287018" text:style-name="L3">
        <text:list-item>
          <text:p text:style-name="P26">NomeDaClasseUtil.java</text:p>
        </text:list-item>
      </text:list>
      <text:h text:style-name="P19" text:outline-level="1"><text:bookmark-start text:name="_Toc485801470"/><text:bookmark-start text:name="_Toc105989062"/>Declaração<text:bookmark-end text:name="_Toc485801470"/><text:bookmark-end text:name="_Toc105989062"/></text:h>
      <text:list xml:id="list2959067713" text:style-name="L4">
        <text:list-item>
          <text:p text:style-name="P29"><text:span text:style-name="Default_20_Paragraph_20_Font"><text:span text:style-name="T7">Padrão de indentação de declaração de métodos:</text:span></text:span></text:p>
        </text:list-item>
      </text:list>
      <text:p text:style-name="P13"><text:span text:style-name="Default_20_Paragraph_20_Font"><text:span text:style-name="T8">someMethod(int anArg, Object anotherArg, String yetAnotherArg,</text:span></text:span></text:p>
      <text:p text:style-name="P14"><text:span text:style-name="Default_20_Paragraph_20_Font"><text:span text:style-name="T8"><text:s text:c="5"/>Object andStillAnother) {</text:span></text:span></text:p>
      <text:p text:style-name="P14"><text:span text:style-name="Default_20_Paragraph_20_Font"><text:span text:style-name="T8">...</text:span></text:span></text:p>
      <text:p text:style-name="P17"><text:span text:style-name="Default_20_Paragraph_20_Font"><text:span text:style-name="T8">}</text:span></text:span></text:p>
      <text:p text:style-name="P10"/>
      <text:h text:style-name="P19" text:outline-level="1"><text:bookmark-start text:name="_Toc485801471"/><text:bookmark-start text:name="_Toc105989067"/>Reutilização<text:bookmark-end text:name="_Toc485801471"/><text:bookmark-end text:name="_Toc105989067"/></text:h>
      <text:list xml:id="list1751368757" text:style-name="L5">
        <text:list-item>
          <text:p text:style-name="P27">Aplicar os padrões de componentização e modularização.</text:p>
        </text:list-item>
      </text:list>
      <text:h text:style-name="P19" text:outline-level="1"><text:bookmark-start text:name="_Toc485801472"/><text:bookmark-start text:name="_Toc105989065"/>Tratamento de Erros e de Exceções<text:bookmark-end text:name="_Toc485801472"/><text:bookmark-end text:name="_Toc105989065"/></text:h>
      <text:list xml:id="list81555791133439" text:continue-numbering="true" text:style-name="L5">
        <text:list-item>
          <text:p text:style-name="P27">Garantir que as exceções subam para a camada de apresentação, usando a clausula Trows nos métodos envolvidos.</text:p>
        </text:list-item>
      </text:list>
      <text:h text:style-name="P19" text:outline-level="1"><text:bookmark-start text:name="_Toc485801473"/>teste unitário<text:bookmark-end text:name="_Toc485801473"/></text:h>
      <text:p text:style-name="P21">import io.restassured.RestAssured;</text:p>
      <text:p text:style-name="P21">import org.junit.jupiter.api.Test;</text:p>
      <text:p text:style-name="P21"/>
      <text:p text:style-name="P21">import static org.hamcrest.MatcherAssert.assertThat;</text:p>
      <text:p text:style-name="P21">import static org.hamcrest.Matchers.is;</text:p>
      <text:p text:style-name="P21"/>
      <text:p text:style-name="P21">class StockEndpointTest {</text:p>
      <text:p text:style-name="P21"/>
      <text:p text:style-name="P21"><text:s text:c="4"/>@Test</text:p>
      <text:p text:style-name="P21"><text:s text:c="4"/>void testGetStockBBAS3_StatusCode() {</text:p>
      <text:p text:style-name="P21"><text:s text:c="8"/></text:p>
      <text:p text:style-name="P21"><text:s text:c="8"/>String baseUrl = "http://ec2-3-93-178-200.compute-1.amazonaws.com:8080/api/stock/BBAS3";</text:p>
      <text:p text:style-name="P21"/>
      <text:p text:style-name="P21"><text:s text:c="8"/></text:p>
      <text:p text:style-name="P21"><text:s text:c="8"/>int statusCode = RestAssured.get(baseUrl).getStatusCode();</text:p>
      <text:p text:style-name="P21"><text:s text:c="8"/>assertThat(statusCode, is(200));</text:p>
      <text:p text:style-name="P21"><text:s text:c="4"/>}</text:p>
      <text:p text:style-name="P21">}</text:p>
      <text:h text:style-name="P19" text:outline-level="1"><text:bookmark-start text:name="_Toc485801474"/><text:bookmark-start text:name="_Toc105989069"/>Diretrizes Gerais<text:bookmark-end text:name="_Toc485801474"/><text:bookmark-end text:name="_Toc105989069"/></text:h>
      <text:p text:style-name="P18"><text:span text:style-name="Default_20_Paragraph_20_Font"><text:span text:style-name="T12">No Backend do projeto, desenvolvido em Spring, é utilizado uma arquitetura em 3 camadas MVC, para criação de casos de uso, é necessário seguir os padrões arquiteturais pré-estabelecidos no projeto para manutenção deste padrão durante todo o desenvolvimento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cm" fo:margin-right="0cm" fo:margin-top="0.847cm" fo:margin-bottom="0.635cm" style:contextual-spacing="false" fo:hyphenation-ladder-count="no-limit" fo:text-indent="0cm" style:auto-text-indent="false" fo:keep-with-next="always">
        <style:tab-stops/>
      </style:paragraph-properties>
      <style:text-properties fo:text-transform="uppercase" style:use-window-font-color="true" loext:opacity="0%" fo:font-size="12pt" fo:font-weight="bold" style:font-size-asian="12pt" style:language-asian="en" style:country-asian="US" style:font-weight-asian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0cm" fo:margin-right="0cm" fo:margin-top="0.635cm" fo:margin-bottom="0.423cm" style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style:use-window-font-color="true" loext:opacity="0%" fo:font-size="12pt" fo:font-weight="bold" style:font-size-asian="12pt" style:language-asian="en" style:country-asian="US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parent-style-name="Heading_20_2" style:next-style-name="Normal" style:default-outline-level="3" style:class="text">
      <style:paragraph-properties fo:margin-left="0cm" fo:margin-right="0cm" fo:margin-top="0.423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cm" fo:margin-right="0cm" fo:margin-top="0.423cm" fo:margin-bottom="0.212cm" style:contextual-spacing="false" fo:hyphenation-ladder-count="no-limit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212cm" style:contextual-spacing="false" fo:hyphenation-ladder-count="no-limit"/>
      <style:text-properties style:use-window-font-color="true" loext:opacity="0%" fo:font-weight="bold" style:language-asian="en" style:country-asian="US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212cm" style:contextual-spacing="false" fo:hyphenation-ladder-count="no-limit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style:use-window-font-color="true" loext:opacity="0%" style:language-asian="en" style:country-asian="US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style:contextual-spacing="false" fo:hyphenation-ladder-count="no-limit"/>
      <style:text-properties style:use-window-font-color="true" loext:opacity="0%" fo:font-style="italic" style:language-asian="en" style:country-asian="US" style:font-style-asian="italic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style:contextual-spacing="false" fo:hyphenation-ladder-count="no-limit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fo:hyphenate="false" loext:hyphenation-no-caps="false"/>
    </style:style>
    <style:style style:name="TOC_20_1" style:display-name="TOC 1" style:family="paragraph" style:parent-style-name="Normal" style:next-style-name="Normal">
      <style:paragraph-properties fo:margin-top="0.212cm" fo:margin-bottom="0cm" style:contextual-spacing="false" fo:hyphenation-ladder-count="no-limit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TOC_20_2" style:display-name="TOC 2" style:family="paragraph" style:parent-style-name="Normal" style:next-style-name="Normal">
      <style:paragraph-properties fo:margin-left="0.951cm" fo:margin-right="0cm" fo:margin-top="0.212cm" fo:margin-bottom="0cm" style:contextual-spacing="false" fo:hyphenation-ladder-count="no-limit" fo:text-indent="0cm" style:auto-text-indent="false">
        <style:tab-stops>
          <style:tab-stop style:position="0.002cm"/>
          <style:tab-stop style:position="0.743cm"/>
          <style:tab-stop style:position="1.166cm"/>
          <style:tab-stop style:position="15.877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modern" style:font-pitch-asian="fixed" style:language-asian="en" style:country-asian="US" style:font-size-complex="14pt" style:font-weight-complex="bold" fo:hyphenate="false" loext:hyphenation-no-caps="false"/>
    </style:style>
    <style:style style:name="TOC_20_3" style:display-name="TOC 3" style:family="paragraph" style:parent-style-name="TOC_20_2" style:next-style-name="Normal">
      <style:paragraph-properties fo:margin-left="1.501cm" fo:margin-right="0cm" fo:hyphenation-ladder-count="no-limit" fo:text-indent="0cm" style:auto-text-indent="false">
        <style:tab-stops>
          <style:tab-stop style:position="-0.549cm"/>
          <style:tab-stop style:position="0cm"/>
          <style:tab-stop style:position="0.192cm"/>
          <style:tab-stop style:position="0.616cm"/>
          <style:tab-stop style:position="15.326cm" style:type="right" style:leader-style="dotted" style:leader-text=".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center" style:justify-single-word="false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 fo:hyphenate="false" loext:hyphenation-no-caps="false"/>
    </style:style>
    <style:style style:name="Instrução" style:family="paragraph" style:parent-style-name="Normal" style:next-style-name="Normal">
      <style:paragraph-properties fo:text-align="start" style:justify-single-word="false" fo:hyphenation-ladder-count="no-limit"/>
      <style:text-properties fo:color="#0000ff" loext:opacity="100%" fo:font-style="italic" style:font-style-asian="italic" fo:hyphenate="false" loext:hyphenation-no-caps="false"/>
    </style:style>
    <style:style style:name="List" style:family="paragraph" style:parent-style-name="Normal" style:list-style-name="LFO1" style:class="list">
      <style:paragraph-properties fo:margin-top="0.141cm" fo:margin-bottom="0.423cm" style:contextual-spacing="false" fo:hyphenation-ladder-count="no-limit"/>
      <style:text-properties style:use-window-font-color="true" loext:opacity="0%" style:language-asian="en" style:country-asian="US" style:font-name-complex="Times New Roman" style:font-family-complex="'Times New Roman'" style:font-family-generic-complex="roman" style:font-pitch-complex="variable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.847cm" fo:margin-bottom="0.635cm" style:contextual-spacing="false" fo:hyphenation-ladder-count="no-limit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Titulo_20_documento" style:display-name="Titulo documento" style:family="paragraph" style:parent-style-name="Normal" style:next-style-name="Normal">
      <style:paragraph-properties fo:margin-top="0cm" fo:margin-bottom="0.423cm" style:contextual-spacing="false" fo:text-align="start" style:justify-single-word="false" fo:hyphenation-ladder-count="no-limit"/>
      <style:text-properties fo:color="#999999" loext:opacity="100%" fo:font-size="26pt" fo:font-weight="bold" style:font-size-asian="26pt" style:font-weight-asian="bold" fo:hyphenate="false" loext:hyphenation-no-caps="false"/>
    </style:style>
    <style:style style:name="infoblue" style:family="paragraph" style:parent-style-name="Normal">
      <style:paragraph-properties fo:margin-top="0.176cm" fo:margin-bottom="0.176cm" style:contextual-spacing="false" style:line-height-at-least="0.423cm" fo:text-align="start" style:justify-single-word="false" fo:hyphenation-ladder-count="no-limit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ootnote_20_Text" style:display-name="Footnote Text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ootnote_20_Reference" style:display-name="Footnote Reference" style:family="text" style:parent-style-name="Default_20_Paragraph_20_Font">
      <style:text-properties style:text-position="super 65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145cm" fo:margin-left="0.123cm" table:align="left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12.065cm"/>
    </style:style>
    <style:style style:name="Tabela1.1" style:family="table-row">
      <style:table-row-properties fo:keep-together="always" style:use-optimal-row-height="false"/>
    </style:style>
    <style:style style:name="Tabela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 style:writing-mode="lr-tb"/>
    </style:style>
    <style:style style:name="Tabela2" style:family="table">
      <style:table-properties style:width="16.986cm" fo:margin-left="0cm" table:align="left"/>
    </style:style>
    <style:style style:name="Tabela2.A" style:family="table-column">
      <style:table-column-properties style:column-width="8.811cm"/>
    </style:style>
    <style:style style:name="Tabela2.B" style:family="table-column">
      <style:table-column-properties style:column-width="4.77cm"/>
    </style:style>
    <style:style style:name="Tabela2.C" style:family="table-column">
      <style:table-column-properties style:column-width="3.406cm"/>
    </style:style>
    <style:style style:name="Tabela2.1" style:family="table-row">
      <style:table-row-properties style:min-row-height="0.529cm" style:use-optimal-row-height="false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Normal">
      <style:paragraph-properties fo:text-align="center" style:justify-single-word="false"/>
      <style:text-properties fo:language="pt" fo:country="PT" fo:font-weight="bold" style:font-weight-asian="bold" style:font-weight-complex="bold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Normal">
      <style:text-properties fo:font-weight="bold" style:font-weight-asian="bold"/>
    </style:style>
    <style:style style:name="MP4" style:family="paragraph" style:parent-style-name="Header">
      <style:paragraph-properties fo:margin-left="-0.203cm" fo:margin-right="0cm" fo:text-align="start" style:justify-single-word="false" fo:text-indent="0cm" style:auto-text-indent="false">
        <style:tab-stops>
          <style:tab-stop style:position="7.823cm" style:type="center"/>
          <style:tab-stop style:position="15.443cm" style:type="right"/>
        </style:tab-stops>
      </style:paragraph-properties>
      <style:text-properties fo:font-weight="normal" style:font-weight-asian="normal"/>
    </style:style>
    <style:style style:name="MP5" style:family="paragraph" style:parent-style-name="Header">
      <style:text-properties fo:font-weight="normal" style:font-weight-asian="normal"/>
    </style:style>
    <style:style style:name="MP6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language="pt" fo:country="PT" fo:font-weight="bold" style:font-weight-asian="bold" style:font-weight-complex="bold"/>
    </style:style>
    <style:style style:name="MT2" style:family="text">
      <style:text-properties fo:font-weight="normal" style:font-weight-asian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cm" fo:margin-bottom="0.863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>
        <style:header-footer-properties fo:min-height="0.6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ela1" table:style-name="Tabela1">
          <table:table-column table:style-name="Tabela1.A"/>
          <table:table-column table:style-name="Tabela1.B"/>
          <table:table-column table:style-name="Tabela1.A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><text:span text:style-name="Default_20_Paragraph_20_Font"><text:span text:style-name="MT1">Guia de Implementação</text:span></text:span></text:p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Normal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4">&lt;Mais Dividendosl&gt;</text:p>
            </table:table-cell>
            <table:table-cell table:style-name="Tabela2.A1" office:value-type="string">
              <text:p text:style-name="MP5">Versão&lt;1.0.1&gt;</text:p>
            </table:table-cell>
            <table:table-cell table:style-name="Tabela2.A1" office:value-type="string">
              <text:p text:style-name="MP6"><text:span text:style-name="Default_20_Paragraph_20_Font"><text:span text:style-name="MT2">Pág. </text:span></text:span><text:page-number text:select-page="current">1</text:page-number><text:span text:style-name="Default_20_Paragraph_20_Font"><text:span text:style-name="MT2"><text:s/>de </text:span></text:span><text:page-count>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Guia de Implementação</dc:title>
    <dc:subject>Versão &lt;1.2&gt;</dc:subject>
    <meta:initial-creator>Pedro Lemos Flores do Prado</meta:initial-creator>
    <meta:creation-date>2024-12-10T16:31:00Z</meta:creation-date>
    <dc:date>2024-12-11T08:15:53.362434415</dc:date>
    <meta:print-date>2004-08-19T09:54:00Z</meta:print-date>
    <meta:editing-cycles>10</meta:editing-cycles>
    <meta:editing-duration>PT40S</meta:editing-duration>
    <meta:document-statistic meta:table-count="2" meta:image-count="0" meta:object-count="0" meta:page-count="3" meta:paragraph-count="76" meta:word-count="393" meta:character-count="2845" meta:non-whitespace-character-count="2476"/>
    <meta:template xlink:type="simple" xlink:actuate="onRequest" xlink:title="" xlink:href="./Template%20-%20Guia%20de%20Implementacao%20(1).dotx"/>
  </office:meta>
</office:document-meta>
</file>